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Times New Roman" svg:font-family="'Times New Roman'"/>
    <style:font-face style:name="medium-content-slab-serif-font" svg:font-family="medium-content-slab-serif-font, Georgia, Cambria, 'Times New Roman', Times, serif"/>
    <style:font-face style:name="monospace" svg:font-family="monospace"/>
    <style:font-face style:name="sans-serif" svg:font-family="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E" style:family="table-column">
      <style:table-column-properties style:column-width="5.667cm" style:rel-column-width="21844*"/>
    </style:style>
    <style:style style:name="Table1.1" style:family="table-row">
      <style:table-row-properties style:min-row-height="0.60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b25f0" officeooo:paragraph-rsid="001b25f0" style:font-weight-asian="bold" style:font-weight-complex="bold"/>
    </style:style>
    <style:style style:name="P2" style:family="paragraph" style:parent-style-name="Standard">
      <style:text-properties officeooo:paragraph-rsid="002f285b"/>
    </style:style>
    <style:style style:name="P3" style:family="paragraph" style:parent-style-name="Standard">
      <style:text-properties officeooo:paragraph-rsid="00432eb1"/>
    </style:style>
    <style:style style:name="P4" style:family="paragraph" style:parent-style-name="Standard">
      <style:text-properties officeooo:rsid="004ee545" officeooo:paragraph-rsid="004ee545"/>
    </style:style>
    <style:style style:name="P5" style:family="paragraph" style:parent-style-name="Standard">
      <style:text-properties fo:font-variant="normal" fo:text-transform="none" fo:color="#222222" style:font-name="Arial" fo:font-size="9.75pt" fo:letter-spacing="normal" fo:font-style="normal" fo:font-weight="normal" officeooo:rsid="001b25f0" officeooo:paragraph-rsid="001b25f0" style:font-weight-asian="bold" style:font-weight-complex="bold"/>
    </style:style>
    <style:style style:name="P6" style:family="paragraph" style:parent-style-name="Standard">
      <style:text-properties fo:font-variant="normal" fo:text-transform="none" fo:color="#222222" style:font-name="Arial" fo:font-size="9.75pt" fo:letter-spacing="normal" fo:font-style="normal" fo:font-weight="normal" officeooo:paragraph-rsid="002f285b"/>
    </style:style>
    <style:style style:name="P7" style:family="paragraph" style:parent-style-name="Standard">
      <style:text-properties fo:font-variant="normal" fo:text-transform="none" fo:color="#222222" style:font-name="Arial" fo:font-size="9.75pt" fo:letter-spacing="normal" fo:font-style="normal" fo:font-weight="normal" officeooo:rsid="00432eb1" officeooo:paragraph-rsid="00432eb1"/>
    </style:style>
    <style:style style:name="P8" style:family="paragraph" style:parent-style-name="Standard">
      <style:text-properties fo:font-variant="normal" fo:text-transform="none" fo:color="#222222" style:font-name="Arial" fo:font-size="9.75pt" fo:letter-spacing="normal" fo:font-style="normal" fo:font-weight="normal" officeooo:rsid="004ee545" officeooo:paragraph-rsid="004ee545"/>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0f7f61" officeooo:paragraph-rsid="000f7f61" style:font-weight-asian="bold" style:font-weight-complex="bold"/>
    </style:style>
    <style:style style:name="P12"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5da9a5" officeooo:paragraph-rsid="005da9a5" style:font-weight-asian="bold" style:font-weight-complex="bold"/>
    </style:style>
    <style:style style:name="P13" style:family="paragraph" style:parent-style-name="Text_20_body">
      <style:paragraph-properties fo:margin-top="0cm" fo:margin-bottom="0cm" loext:contextual-spacing="false"/>
      <style:text-properties officeooo:rsid="0029c76f" officeooo:paragraph-rsid="0029c76f"/>
    </style:style>
    <style:style style:name="P14" style:family="paragraph" style:parent-style-name="Text_20_body">
      <style:paragraph-properties fo:margin-top="0cm" fo:margin-bottom="0cm" loext:contextual-spacing="false"/>
      <style:text-properties officeooo:rsid="002c2b37" officeooo:paragraph-rsid="002c2b37"/>
    </style:style>
    <style:style style:name="P15" style:family="paragraph" style:parent-style-name="Text_20_body">
      <style:paragraph-properties fo:margin-top="0cm" fo:margin-bottom="0cm" loext:contextual-spacing="false"/>
      <style:text-properties officeooo:paragraph-rsid="00432eb1"/>
    </style:style>
    <style:style style:name="P16" style:family="paragraph" style:parent-style-name="Text_20_body">
      <style:paragraph-properties fo:margin-top="0cm" fo:margin-bottom="0cm" loext:contextual-spacing="false"/>
      <style:text-properties officeooo:paragraph-rsid="004c1f6e"/>
    </style:style>
    <style:style style:name="P17" style:family="paragraph" style:parent-style-name="Standard">
      <style:text-properties officeooo:paragraph-rsid="00514436"/>
    </style:style>
    <style:style style:name="P18" style:family="paragraph" style:parent-style-name="Standard">
      <style:text-properties fo:color="#000000" officeooo:paragraph-rsid="00514436"/>
    </style:style>
    <style:style style:name="P19" style:family="paragraph" style:parent-style-name="Standard">
      <style:text-properties officeooo:paragraph-rsid="0069b9bd"/>
    </style:style>
    <style:style style:name="P20" style:family="paragraph" style:parent-style-name="Standard">
      <style:text-properties officeooo:rsid="0075a2cd" officeooo:paragraph-rsid="0075a2cd"/>
    </style:style>
    <style:style style:name="P21" style:family="paragraph" style:parent-style-name="Standard">
      <style:text-properties officeooo:paragraph-rsid="007a80b8"/>
    </style:style>
    <style:style style:name="P22" style:family="paragraph" style:parent-style-name="Standard">
      <style:text-properties officeooo:paragraph-rsid="007bec6d"/>
    </style:style>
    <style:style style:name="P23" style:family="paragraph" style:parent-style-name="Text_20_body" style:list-style-name="L1"/>
    <style:style style:name="P24" style:family="paragraph" style:parent-style-name="Text_20_body">
      <style:paragraph-properties fo:margin-top="0cm" fo:margin-bottom="0cm" loext:contextual-spacing="false"/>
    </style:style>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paragraph-properties fo:margin-top="0cm" fo:margin-bottom="0cm" loext:contextual-spacing="false"/>
      <style:text-properties officeooo:rsid="002acb80" officeooo:paragraph-rsid="00791c95"/>
    </style:style>
    <style:style style:name="P27" style:family="paragraph" style:parent-style-name="Text_20_body">
      <style:paragraph-properties fo:margin-top="0cm" fo:margin-bottom="0cm" loext:contextual-spacing="false"/>
      <style:text-properties officeooo:rsid="002acb80" officeooo:paragraph-rsid="0089537b"/>
    </style:style>
    <style:style style:name="P28" style:family="paragraph" style:parent-style-name="Text_20_body">
      <style:paragraph-properties fo:margin-top="0cm" fo:margin-bottom="0cm" loext:contextual-spacing="false"/>
      <style:text-properties officeooo:rsid="002acb80" officeooo:paragraph-rsid="0090dedd"/>
    </style:style>
    <style:style style:name="P29" style:family="paragraph" style:parent-style-name="Text_20_body">
      <style:paragraph-properties fo:margin-top="0cm" fo:margin-bottom="0cm" loext:contextual-spacing="false"/>
      <style:text-properties officeooo:paragraph-rsid="004c1f6e"/>
    </style:style>
    <style:style style:name="P30" style:family="paragraph" style:parent-style-name="Text_20_body">
      <style:paragraph-properties fo:margin-top="0cm" fo:margin-bottom="0cm" loext:contextual-spacing="false"/>
      <style:text-properties officeooo:paragraph-rsid="006291ab"/>
    </style:style>
    <style:style style:name="P31" style:family="paragraph" style:parent-style-name="Text_20_body">
      <style:paragraph-properties fo:margin-top="0cm" fo:margin-bottom="0cm" loext:contextual-spacing="false"/>
      <style:text-properties officeooo:paragraph-rsid="00758719"/>
    </style:style>
    <style:style style:name="P32" style:family="paragraph" style:parent-style-name="Text_20_body">
      <style:paragraph-properties fo:margin-top="0cm" fo:margin-bottom="0cm" loext:contextual-spacing="false"/>
      <style:text-properties officeooo:rsid="0029c76f" officeooo:paragraph-rsid="00185486"/>
    </style:style>
    <style:style style:name="P33" style:family="paragraph" style:parent-style-name="Text_20_body">
      <style:paragraph-properties fo:margin-top="0cm" fo:margin-bottom="0cm" loext:contextual-spacing="false"/>
      <style:text-properties officeooo:paragraph-rsid="00789fff"/>
    </style:style>
    <style:style style:name="P34" style:family="paragraph" style:parent-style-name="Text_20_body">
      <style:paragraph-properties fo:margin-top="0cm" fo:margin-bottom="0cm" loext:contextual-spacing="false"/>
      <style:text-properties style:text-underline-style="solid" style:text-underline-width="auto" style:text-underline-color="font-color" fo:font-weight="bold" officeooo:paragraph-rsid="00789fff" style:font-weight-asian="bold" style:font-weight-complex="bold"/>
    </style:style>
    <style:style style:name="P35"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cefcc" officeooo:paragraph-rsid="009cefcc" style:font-weight-asian="bold" style:font-weight-complex="bold"/>
    </style:style>
    <style:style style:name="P36" style:family="paragraph" style:parent-style-name="Text_20_body">
      <style:paragraph-properties fo:margin-top="0cm" fo:margin-bottom="0cm" loext:contextual-spacing="false"/>
      <style:text-properties style:text-underline-style="solid" style:text-underline-width="auto" style:text-underline-color="font-color" officeooo:rsid="009d84a9" officeooo:paragraph-rsid="009d84a9"/>
    </style:style>
    <style:style style:name="P37" style:family="paragraph" style:parent-style-name="Text_20_body">
      <style:paragraph-properties fo:margin-top="0cm" fo:margin-bottom="0cm" loext:contextual-spacing="false"/>
      <style:text-properties officeooo:rsid="00185486" officeooo:paragraph-rsid="00185486"/>
    </style:style>
    <style:style style:name="P38" style:family="paragraph" style:parent-style-name="Text_20_body">
      <style:paragraph-properties fo:margin-top="0cm" fo:margin-bottom="0cm" loext:contextual-spacing="false"/>
      <style:text-properties officeooo:rsid="00185486" officeooo:paragraph-rsid="008f715a"/>
    </style:style>
    <style:style style:name="P39" style:family="paragraph" style:parent-style-name="Text_20_body">
      <style:paragraph-properties fo:margin-top="0cm" fo:margin-bottom="0cm" loext:contextual-spacing="false"/>
      <style:text-properties officeooo:rsid="009226cb" officeooo:paragraph-rsid="009226cb"/>
    </style:style>
    <style:style style:name="P40" style:family="paragraph" style:parent-style-name="Text_20_body">
      <style:paragraph-properties fo:margin-top="0cm" fo:margin-bottom="0cm" loext:contextual-spacing="false"/>
      <style:text-properties officeooo:rsid="0024f952" officeooo:paragraph-rsid="00994bbb"/>
    </style:style>
    <style:style style:name="P41" style:family="paragraph" style:parent-style-name="Text_20_body">
      <style:paragraph-properties fo:margin-top="0cm" fo:margin-bottom="0cm" loext:contextual-spacing="false"/>
      <style:text-properties officeooo:rsid="00968a07" officeooo:paragraph-rsid="00968a07"/>
    </style:style>
    <style:style style:name="P42" style:family="paragraph" style:parent-style-name="Text_20_body">
      <style:paragraph-properties fo:margin-top="0cm" fo:margin-bottom="0cm" loext:contextual-spacing="false"/>
      <style:text-properties officeooo:rsid="009d84a9" officeooo:paragraph-rsid="009d84a9"/>
    </style:style>
    <style:style style:name="P43" style:family="paragraph" style:parent-style-name="Text_20_body">
      <style:paragraph-properties fo:margin-top="0cm" fo:margin-bottom="0cm" loext:contextual-spacing="false"/>
      <style:text-properties officeooo:rsid="00a15dc4" officeooo:paragraph-rsid="00a15dc4"/>
    </style:style>
    <style:style style:name="P44"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fo:letter-spacing="normal" fo:font-weight="bold" officeooo:paragraph-rsid="009d84a9" style:font-weight-asian="bold" style:font-weight-complex="bold"/>
    </style:style>
    <style:style style:name="P45"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fo:letter-spacing="normal" officeooo:paragraph-rsid="009d84a9"/>
    </style:style>
    <style:style style:name="P46"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style>
    <style:style style:name="P47"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fo:letter-spacing="normal" fo:font-weight="bold" officeooo:paragraph-rsid="009d84a9" style:font-weight-asian="bold" style:font-weight-complex="bold"/>
    </style:style>
    <style:style style:name="P48"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fo:letter-spacing="normal" officeooo:paragraph-rsid="009d84a9"/>
    </style:style>
    <style:style style:name="T1" style:family="text">
      <style:text-properties officeooo:rsid="0010d75a"/>
    </style:style>
    <style:style style:name="T2" style:family="text">
      <style:text-properties officeooo:rsid="001b25f0"/>
    </style:style>
    <style:style style:name="T3" style:family="text">
      <style:text-properties fo:font-variant="normal" fo:text-transform="none" fo:color="#222222" style:font-name="Arial" fo:font-size="9.75pt" fo:letter-spacing="normal" fo:font-style="normal" fo:font-weight="normal"/>
    </style:style>
    <style:style style:name="T4" style:family="text">
      <style:text-properties fo:font-variant="normal" fo:text-transform="none" fo:color="#222222" style:font-name="Arial" fo:font-size="9.75pt" fo:letter-spacing="normal" fo:font-style="normal" fo:font-weight="normal" officeooo:rsid="002f285b" style:font-weight-asian="bold" style:font-weight-complex="bold"/>
    </style:style>
    <style:style style:name="T5" style:family="text">
      <style:text-properties fo:font-variant="normal" fo:text-transform="none" fo:color="#222222" style:font-name="Arial" fo:font-size="9.75pt" fo:letter-spacing="normal" fo:font-style="normal" fo:font-weight="normal" officeooo:rsid="00432eb1"/>
    </style:style>
    <style:style style:name="T6" style:family="text">
      <style:text-properties fo:font-variant="normal" fo:text-transform="none" fo:color="#222222" style:font-name="Arial" fo:font-size="9.75pt" fo:letter-spacing="normal" fo:font-style="normal" fo:font-weight="normal" officeooo:rsid="00514436"/>
    </style:style>
    <style:style style:name="T7" style:family="text">
      <style:text-properties fo:font-variant="normal" fo:text-transform="none" fo:color="#222222" style:font-name="Arial" fo:font-size="9.75pt" fo:letter-spacing="normal" fo:font-style="normal" fo:font-weight="normal" officeooo:rsid="00601ffd"/>
    </style:style>
    <style:style style:name="T8" style:family="text">
      <style:text-properties fo:font-variant="normal" fo:text-transform="none" fo:color="#222222" style:font-name="Arial" fo:font-size="9.75pt" fo:letter-spacing="normal" fo:font-style="normal" fo:font-weight="normal" officeooo:rsid="0069b9bd"/>
    </style:style>
    <style:style style:name="T9" style:family="text">
      <style:text-properties fo:font-variant="normal" fo:text-transform="none" fo:color="#222222" style:font-name="Arial" fo:font-size="9.75pt" fo:letter-spacing="normal" fo:font-style="normal" fo:font-weight="normal" officeooo:rsid="007a80b8"/>
    </style:style>
    <style:style style:name="T10" style:family="text">
      <style:text-properties fo:font-variant="normal" fo:text-transform="none" fo:color="#222222" style:font-name="Arial" fo:font-size="9.75pt" fo:letter-spacing="normal" fo:font-style="normal" fo:font-weight="normal" officeooo:rsid="007bec6d"/>
    </style:style>
    <style:style style:name="T11" style:family="text">
      <style:text-properties fo:font-variant="normal" fo:text-transform="none" fo:color="#222222" style:font-name="Arial" fo:font-size="9.75pt" fo:letter-spacing="normal" fo:font-style="italic" fo:font-weight="normal"/>
    </style:style>
    <style:style style:name="T12" style:family="text">
      <style:text-properties fo:font-variant="normal" fo:text-transform="none" fo:color="#000000" style:font-name="Times New Roman" fo:font-size="14pt" fo:letter-spacing="normal" fo:font-style="normal" fo:font-weight="normal"/>
    </style:style>
    <style:style style:name="T13" style:family="text">
      <style:text-properties fo:font-variant="normal" fo:text-transform="none" fo:color="#000000" style:font-name="Times New Roman" fo:font-size="14pt" fo:letter-spacing="normal" fo:font-style="normal" fo:font-weight="normal" officeooo:rsid="0045a556"/>
    </style:style>
    <style:style style:name="T14" style:family="text">
      <style:text-properties fo:font-variant="normal" fo:text-transform="none" fo:color="#000000" style:font-name="Times New Roman" fo:font-size="14pt" fo:letter-spacing="normal" fo:font-style="normal" fo:font-weight="normal" officeooo:rsid="00491f0c"/>
    </style:style>
    <style:style style:name="T15" style:family="text">
      <style:text-properties fo:font-variant="normal" fo:text-transform="none" fo:color="#000000" style:font-name="Times New Roman" fo:font-size="14pt" fo:letter-spacing="normal" fo:font-style="normal" fo:font-weight="normal" officeooo:rsid="004b1eec"/>
    </style:style>
    <style:style style:name="T16" style:family="text">
      <style:text-properties fo:font-variant="normal" fo:text-transform="none" fo:color="#000000" style:font-name="Times New Roman" fo:font-size="14pt" fo:letter-spacing="normal" fo:font-style="normal" fo:font-weight="normal" officeooo:rsid="004b401e"/>
    </style:style>
    <style:style style:name="T17" style:family="text">
      <style:text-properties fo:font-variant="normal" fo:text-transform="none" fo:color="#000000" style:font-name="Times New Roman" fo:font-size="14pt" fo:letter-spacing="normal" fo:font-style="normal" fo:font-weight="normal" officeooo:rsid="004c1f6e"/>
    </style:style>
    <style:style style:name="T18" style:family="text">
      <style:text-properties fo:font-variant="normal" fo:text-transform="none" fo:color="#000000" style:font-name="Times New Roman" fo:font-size="14pt" fo:letter-spacing="normal" fo:font-style="normal" fo:font-weight="normal" officeooo:rsid="004e0978"/>
    </style:style>
    <style:style style:name="T19" style:family="text">
      <style:text-properties fo:font-variant="normal" fo:text-transform="none" fo:color="#000000" style:font-name="Times New Roman" fo:font-size="14pt" fo:letter-spacing="normal" fo:font-style="normal" fo:font-weight="normal" officeooo:rsid="004e73c0"/>
    </style:style>
    <style:style style:name="T20" style:family="text">
      <style:text-properties fo:font-variant="normal" fo:text-transform="none" fo:color="#000000" fo:letter-spacing="normal"/>
    </style:style>
    <style:style style:name="T21" style:family="text">
      <style:text-properties fo:font-variant="normal" fo:text-transform="none" fo:color="#000000" style:font-name="Liberation Serif" fo:font-size="12pt" fo:letter-spacing="normal" fo:font-style="normal" fo:font-weight="normal"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4f147b"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50f80b"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76645f"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51a525"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52c546"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5425c5"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574112"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544ba4"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558404"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6b2e29" style:font-size-asian="12pt" style:font-size-complex="12pt"/>
    </style:style>
    <style:style style:name="T32" style:family="text">
      <style:text-properties fo:font-variant="normal" fo:text-transform="none" fo:color="#000000" style:font-name="Liberation Serif" fo:font-size="12pt" fo:letter-spacing="normal" fo:font-style="normal" fo:font-weight="normal" officeooo:rsid="005a3ec6" style:font-size-asian="12pt" style:font-size-complex="12pt"/>
    </style:style>
    <style:style style:name="T33" style:family="text">
      <style:text-properties fo:font-variant="normal" fo:text-transform="none" fo:color="#000000" style:font-name="Liberation Serif" fo:font-size="12pt" fo:letter-spacing="normal" fo:font-style="normal" fo:font-weight="normal" officeooo:rsid="006a6339" style:font-size-asian="12pt" style:font-size-complex="12pt"/>
    </style:style>
    <style:style style:name="T34" style:family="text">
      <style:text-properties fo:font-variant="normal" fo:text-transform="none" fo:color="#000000" style:font-name="Liberation Serif" fo:font-size="12pt" fo:letter-spacing="normal" fo:font-style="normal" fo:font-weight="normal" officeooo:rsid="006c6560" style:font-size-asian="12pt" style:font-size-complex="12pt"/>
    </style:style>
    <style:style style:name="T35" style:family="text">
      <style:text-properties fo:font-variant="normal" fo:text-transform="none" fo:color="#000000" style:font-name="Liberation Serif" fo:font-size="12pt" fo:letter-spacing="normal" fo:font-style="normal" fo:font-weight="normal" officeooo:rsid="006c3f80"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06ef328"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070567c"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076e51a"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07782a6" style:font-size-asian="12pt" style:font-size-complex="12pt"/>
    </style:style>
    <style:style style:name="T40" style:family="text">
      <style:text-properties fo:font-variant="normal" fo:text-transform="none" fo:color="#000000" style:font-name="Liberation Serif" fo:font-size="12pt" fo:letter-spacing="normal" fo:font-style="normal" officeooo:rsid="006c3f80" style:font-size-asian="12pt" style:font-size-complex="12pt"/>
    </style:style>
    <style:style style:name="T41" style:family="text">
      <style:text-properties fo:font-variant="normal" fo:text-transform="none" fo:color="#000000" style:font-name="Liberation Serif" fo:font-size="12pt" fo:letter-spacing="normal" fo:font-style="normal" officeooo:rsid="00789fff" style:font-size-asian="12pt" style:font-size-complex="12pt"/>
    </style:style>
    <style:style style:name="T42" style:family="text">
      <style:text-properties fo:font-variant="normal" fo:text-transform="none" fo:color="#000000" style:font-name="monospace" fo:font-size="10.5pt" fo:letter-spacing="normal" fo:font-style="normal" fo:font-weight="normal"/>
    </style:style>
    <style:style style:name="T43" style:family="text">
      <style:text-properties fo:color="#222222" style:font-name="Arial" fo:font-size="9.75pt" fo:letter-spacing="normal" fo:font-style="italic" fo:font-weight="normal"/>
    </style:style>
    <style:style style:name="T44" style:family="text">
      <style:text-properties officeooo:rsid="001e4ba1"/>
    </style:style>
    <style:style style:name="T45" style:family="text">
      <style:text-properties officeooo:rsid="001ed553"/>
    </style:style>
    <style:style style:name="T46" style:family="text">
      <style:text-properties officeooo:rsid="001f8bcd"/>
    </style:style>
    <style:style style:name="T47" style:family="text">
      <style:text-properties officeooo:rsid="0020526e"/>
    </style:style>
    <style:style style:name="T48" style:family="text">
      <style:text-properties officeooo:rsid="0022a7d6"/>
    </style:style>
    <style:style style:name="T49" style:family="text">
      <style:text-properties officeooo:rsid="0024f952"/>
    </style:style>
    <style:style style:name="T50" style:family="text">
      <style:text-properties officeooo:rsid="0029c76f"/>
    </style:style>
    <style:style style:name="T51" style:family="text">
      <style:text-properties officeooo:rsid="002f285b"/>
    </style:style>
    <style:style style:name="T52" style:family="text">
      <style:text-properties officeooo:rsid="00368152"/>
    </style:style>
    <style:style style:name="T53" style:family="text">
      <style:text-properties officeooo:rsid="0036e75a"/>
    </style:style>
    <style:style style:name="T54" style:family="text">
      <style:text-properties officeooo:rsid="003c9586"/>
    </style:style>
    <style:style style:name="T55" style:family="text">
      <style:text-properties officeooo:rsid="003e3817"/>
    </style:style>
    <style:style style:name="T56" style:family="text">
      <style:text-properties officeooo:rsid="0040f90b"/>
    </style:style>
    <style:style style:name="T57" style:family="text">
      <style:text-properties officeooo:rsid="00432eb1"/>
    </style:style>
    <style:style style:name="T58" style:family="text">
      <style:text-properties officeooo:rsid="004c1f6e"/>
    </style:style>
    <style:style style:name="T59" style:family="text">
      <style:text-properties officeooo:rsid="00601ffd"/>
    </style:style>
    <style:style style:name="T60" style:family="text">
      <style:text-properties fo:color="#000000" style:font-name="Liberation Serif" fo:font-size="12pt" style:text-underline-style="none" fo:font-weight="normal" officeooo:rsid="006a6339" style:font-size-asian="12pt" style:font-weight-asian="normal" style:font-size-complex="12pt" style:font-weight-complex="normal"/>
    </style:style>
    <style:style style:name="T61" style:family="text">
      <style:text-properties fo:color="#000000" style:font-name="Liberation Serif" fo:font-size="12pt" style:text-underline-style="none" fo:font-weight="normal" officeooo:rsid="00758719" style:font-size-asian="12pt" style:font-weight-asian="normal" style:font-size-complex="12pt" style:font-weight-complex="normal"/>
    </style:style>
    <style:style style:name="T62" style:family="text">
      <style:text-properties fo:color="#000000" style:font-name="Liberation Serif" fo:font-size="12pt" style:text-underline-style="none" fo:font-weight="normal" officeooo:rsid="0065e1e1" style:font-size-asian="12pt" style:font-weight-asian="normal" style:font-size-complex="12pt" style:font-weight-complex="normal"/>
    </style:style>
    <style:style style:name="T63" style:family="text">
      <style:text-properties fo:color="#000000" style:font-name="Liberation Serif" fo:font-size="12pt" style:text-underline-style="none" fo:font-weight="normal" officeooo:rsid="0075a2cd" style:font-size-asian="12pt" style:font-weight-asian="normal" style:font-size-complex="12pt" style:font-weight-complex="normal"/>
    </style:style>
    <style:style style:name="T64" style:family="text">
      <style:text-properties fo:color="#000000" style:font-name="Liberation Serif" fo:font-size="12pt" style:text-underline-style="none" fo:font-weight="normal" officeooo:rsid="0075e00a" style:font-size-asian="12pt" style:font-weight-asian="normal" style:font-size-complex="12pt" style:font-weight-complex="normal"/>
    </style:style>
    <style:style style:name="T65" style:family="text">
      <style:text-properties fo:color="#000000" style:font-name="Liberation Serif" fo:font-size="12pt" style:text-underline-style="none" fo:font-weight="normal" officeooo:rsid="00761879" style:font-size-asian="12pt" style:font-weight-asian="normal" style:font-size-complex="12pt" style:font-weight-complex="normal"/>
    </style:style>
    <style:style style:name="T66" style:family="text">
      <style:text-properties fo:color="#000000" style:font-name="Liberation Serif" fo:font-size="12pt" style:text-underline-style="none" fo:font-weight="normal" officeooo:rsid="00762cd5" style:font-size-asian="12pt" style:font-weight-asian="normal" style:font-size-complex="12pt" style:font-weight-complex="normal"/>
    </style:style>
    <style:style style:name="T67" style:family="text">
      <style:text-properties fo:color="#000000" style:font-name="Liberation Serif" fo:font-size="12pt" style:text-underline-style="none" fo:font-weight="normal" officeooo:rsid="0076645f" style:font-size-asian="12pt" style:font-weight-asian="normal" style:font-size-complex="12pt" style:font-weight-complex="normal"/>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underline-style="none" fo:font-weight="normal" officeooo:rsid="006291ab" style:font-weight-asian="normal" style:font-weight-complex="normal"/>
    </style:style>
    <style:style style:name="T70" style:family="text">
      <style:text-properties style:text-underline-style="none" fo:font-weight="normal" officeooo:rsid="0066b2be" style:font-weight-asian="normal" style:font-weight-complex="normal"/>
    </style:style>
    <style:style style:name="T71" style:family="text">
      <style:text-properties style:text-underline-style="none" fo:font-weight="normal" officeooo:rsid="0065e1e1" style:font-weight-asian="normal" style:font-weight-complex="normal"/>
    </style:style>
    <style:style style:name="T72" style:family="text">
      <style:text-properties style:text-underline-style="none" fo:font-weight="normal" officeooo:rsid="006a6339" style:font-weight-asian="normal" style:font-weight-complex="normal"/>
    </style:style>
    <style:style style:name="T73" style:family="text">
      <style:text-properties style:text-underline-style="none" fo:font-weight="normal" officeooo:rsid="0071be61" style:font-weight-asian="normal" style:font-weight-complex="normal"/>
    </style:style>
    <style:style style:name="T74" style:family="text">
      <style:text-properties style:text-underline-style="none" fo:font-weight="normal" officeooo:rsid="007241ff" style:font-weight-asian="normal" style:font-weight-complex="normal"/>
    </style:style>
    <style:style style:name="T75" style:family="text">
      <style:text-properties style:text-underline-style="none" fo:font-weight="normal" officeooo:rsid="0073ff88" style:font-weight-asian="normal" style:font-weight-complex="normal"/>
    </style:style>
    <style:style style:name="T76" style:family="text">
      <style:text-properties officeooo:rsid="007bec6d"/>
    </style:style>
    <style:style style:name="T77" style:family="text">
      <style:text-properties officeooo:rsid="00185486"/>
    </style:style>
    <style:style style:name="T78" style:family="text">
      <style:text-properties officeooo:rsid="007ffd04"/>
    </style:style>
    <style:style style:name="T79" style:family="text">
      <style:text-properties officeooo:rsid="008ada19"/>
    </style:style>
    <style:style style:name="T80" style:family="text">
      <style:text-properties style:font-name="monospace" fo:font-size="10.5pt" fo:font-style="normal"/>
    </style:style>
    <style:style style:name="T81" style:family="text">
      <style:text-properties style:font-name="monospace" fo:font-size="10.5pt" fo:font-style="normal" fo:font-weight="normal"/>
    </style:style>
    <style:style style:name="T82" style:family="text">
      <style:text-properties style:font-name="monospace" fo:font-size="10.5pt" fo:font-style="normal" fo:font-weight="normal" officeooo:rsid="009d84a9"/>
    </style:style>
    <style:style style:name="T83" style:family="text">
      <style:text-properties style:font-name="monospace" fo:font-size="10.5pt" fo:font-style="normal" officeooo:rsid="009d84a9"/>
    </style:style>
    <style:style style:name="T84" style:family="text">
      <style:text-properties style:text-underline-style="solid" style:text-underline-type="double"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1">Can Age and Gender be predicted using <text:span text:style-name="T1">text obtained from </text:span>Social Media posts? </text:p>
      <text:p text:style-name="P10"/>
      <text:p text:style-name="P30"><text:bookmark text:name="yui_3_17_2_1_1554322663003_36"/><text:span text:style-name="T68">Introduction</text:span></text:p>
      <text:p text:style-name="P31"><text:span text:style-name="T69">Natural language processing is a </text:span><text:span text:style-name="T70">complex </text:span><text:span text:style-name="T69">task, </text:span><text:span text:style-name="T71">one project that has been attempted many times is author profiling </text:span><text:span text:style-name="T72">[1,2,3]. </text:span><text:span text:style-name="T73">Author Profiling</text:span><text:span text:style-name="T71"> is a method of analysing a set of texts in order to identify various characteristics of the author, in this particular project, </text:span><text:span text:style-name="T73">the research question that will be addressed is; ‘Can Age and Gender be inferred from Social Media Posts?’, </text:span><text:span text:style-name="T71">the two key characteristics that </text:span><text:span text:style-name="T74">will be</text:span><text:span text:style-name="T71"> determined </text:span><text:span text:style-name="T75">within the author profiling </text:span><text:span text:style-name="T71">are birth year and gender. </text:span></text:p>
      <text:p text:style-name="P31"><text:span text:style-name="T62">A</text:span><text:span text:style-name="T61">uthor profiling is of key importance in forensic linguistics, </text:span><text:span text:style-name="T63">marketing and data protection</text:span><text:span text:style-name="T61"> </text:span><text:span text:style-name="T63">[1,9]. </text:span><text:span text:style-name="T64">The use of NLP in order to identify a person’s age and gender can be used to prevent child groomers in online chat rooms, </text:span><text:span text:style-name="T65">in addition to this, new data protection laws introduce a barrier to the information marketers have on the average consumer, however if a user’s age or gender can be inferred from their social media posts, advertisers could use this for targeted marketing</text:span><text:span text:style-name="T64">. </text:span><text:span text:style-name="T60">People who are close in age have similar interests, and as a result have similar age-related life events, </text:span><text:span text:style-name="T61">using this logic, the tweets of a person </text:span><text:span text:style-name="T66">aged 20 should be closer to someone within 5 years of them as opposed to a person 10 years away from them</text:span><text:span text:style-name="T60">. </text:span><text:span text:style-name="T67">Similarly with gender, l</text:span><text:span text:style-name="T21">anguage features, </text:span><text:span text:style-name="T22">which are</text:span><text:span text:style-name="T21"> words or phrases used in texts </text:span><text:span text:style-name="T22">such as metaphors, alliteration and oxymorons</text:span><text:span text:style-name="T21"> are gender-preferential, </text:span><text:span text:style-name="T22">as opposed to being</text:span><text:span text:style-name="T21"> exclusive to one sex </text:span><text:span text:style-name="T22">[4]</text:span><text:span text:style-name="T21">. </text:span><text:span text:style-name="T23">An example of this being the responses of men and women, both men and women provide minimal responses when listening to a speaker however the context, timing and frequency of the responses vary with gender [5, 6]. </text:span><text:span text:style-name="T24">However, i</text:span><text:span text:style-name="T23">t is also noted that people of the same gender use different gender preferential features than other members of the same gender, </text:span><text:span text:style-name="T25">an example of this being </text:span><text:span text:style-name="T26">members of the same gender </text:span><text:span text:style-name="T27">such as men</text:span><text:span text:style-name="T25"> speaking in long utterance lengths, whereas other </text:span><text:span text:style-name="T27">men</text:span><text:span text:style-name="T26"> </text:span><text:span text:style-name="T27">may </text:span><text:span text:style-name="T26">use a high number of insults and aggressive utterences</text:span><text:span text:style-name="T23">, </text:span><text:span text:style-name="T24">this</text:span><text:span text:style-name="T28"> </text:span><text:span text:style-name="T29">highlights the </text:span><text:span text:style-name="T38">challenge</text:span><text:span text:style-name="T29"> of </text:span><text:span text:style-name="T30">differentiating between genders. L</text:span><text:span text:style-name="T31">anguage is always changing, evolving and adapting to the needs of it’s users, and d</text:span><text:span text:style-name="T32">ifferentiating people’s age </text:span><text:span text:style-name="T33">based on social media posts can be a challenge due to a person’s age constantly changing along with a persons speech evolving as time goes on. </text:span><text:span text:style-name="T31">As opposed to identifying a person’s age, as this is relative to the time an age is queried, the birth-year of each user will be predicted </text:span><text:span text:style-name="T39">instead.</text:span><text:span text:style-name="T31"> </text:span><text:span text:style-name="T39">I</text:span><text:span text:style-name="T34">n addition to this, </text:span><text:span text:style-name="T35">a user’s gender will be </text:span><text:span text:style-name="T34">also</text:span><text:span text:style-name="T35"> predicted, which will be binary </text:span><text:span text:style-name="T36">result; </text:span><text:span text:style-name="T37">either</text:span><text:span text:style-name="T35"> male or female </text:span><text:span text:style-name="T39">in order to answer the question; Can Age and Gender be predicted using text obtained from Social Media posts?</text:span><text:span text:style-name="T35">.</text:span></text:p>
      <text:p text:style-name="P34"><text:span text:style-name="T40"/></text:p>
      <text:p text:style-name="P34"><text:span text:style-name="T41">Re</text:span>lated Work</text:p>
      <text:p text:style-name="P33">: 5 marks</text:p>
      <text:p text:style-name="P9"/>
      <text:p text:style-name="P15"><text:span text:style-name="T2">In [1], a</text:span>uthor profiling <text:span text:style-name="T2">was achieved </text:span>by studying sociolect aspect, <text:span text:style-name="T2">which is</text:span> how language is shared by people. <text:span text:style-name="T48">A blog corpus was used with</text:span> N-grams of POS tags in documents, punctuation symbols and number of link<text:span text:style-name="T47">s</text:span> <text:span text:style-name="T47">with </text:span>a<text:span text:style-name="T44">n SVM</text:span> <text:span text:style-name="T2">was used </text:span>to determine unknown author’s age and gender <text:span text:style-name="T45">that achieved a </text:span>64.30% <text:span text:style-name="T45">accuracy with age and a </text:span>64.73% <text:span text:style-name="T46">accuracy for gender. In [1], the only metric that was used for classification evaluation was accuracy, and the data was unevenly distributed with a significantly larger proportion of the corpus coming from ages 25 and above. In [2] a corpus of chat texts was collected from a </text:span>Belgian social networking site <text:span text:style-name="T51">called </text:span>Netlog. <text:span text:style-name="T54">The text was tokenized and the </text:span>feature set <text:span text:style-name="T52">was limited by</text:span> token and character features only, <text:span text:style-name="T53">the </text:span>feature sets <text:span text:style-name="T53">were built</text:span> by selecting features with the highest χ2 <text:span text:style-name="T53">value and an </text:span>SVM <text:span text:style-name="T52">c</text:span>lassifier <text:span text:style-name="T53">was used to classify age which achieved an accuracy of 71.3%, and when classifying age and gender an accuracy of </text:span>66.3% <text:span text:style-name="T53">was </text:span><text:soft-page-break/><text:span text:style-name="T53">achived on their whole dataset, it was found that </text:span>token features outperformed character features in each age classification task. <text:span text:style-name="T55">This paper achieved a highest </text:span>accuracy score <text:span text:style-name="T56">of</text:span> 88.8%, precision score of 91.5%, recall score of 92.9% and best F-score of 91.7% for the adult class <text:span text:style-name="T55">of a smaller subset of data. This paper tested the models on data taken from the same site the model was trained on and although the accuracies achieved were 88% and above the data used was </text:span>non-standard language <text:span text:style-name="T57">specific to the </text:span>Netlog <text:span text:style-name="T57">site written by users in Belgium with access to Netlog specific emojis.</text:span></text:p>
      <text:p text:style-name="P16"><text:span text:style-name="T58">A study was conducted [3] where particapants</text:span><text:span text:style-name="T17"> </text:span><text:span text:style-name="T18">analysed</text:span><text:span text:style-name="T17"> a text that was 50 words long regarding a gender neutral topic, each text had small change</text:span><text:span text:style-name="T18">s</text:span><text:span text:style-name="T17"> made to them in order to create a male version and a female version of the text </text:span><text:span text:style-name="T18">and each particapant had to identify 3 different texts as either male or female</text:span><text:span text:style-name="T17">. </text:span><text:span text:style-name="T19">It was</text:span><text:span text:style-name="T58"> found that </text:span><text:span text:style-name="T12">participants c</text:span><text:span text:style-name="T14">ould</text:span><text:span text:style-name="T12"> correctly discriminate gender </text:span><text:span text:style-name="T14">of users, </text:span><text:span text:style-name="T12">on the basis of linguistic-style </text:span><text:span text:style-name="T15">when other cues to gend</text:span><text:span text:style-name="T13">er</text:span><text:span text:style-name="T12"> </text:span><text:span text:style-name="T15">were </text:span><text:span text:style-name="T12">abse</text:span><text:span text:style-name="T15">nt, </text:span><text:span text:style-name="T16">highlighting the importance of lingustic-style when identifying gender</text:span><text:span text:style-name="T13">. </text:span></text:p>
      <text:p text:style-name="P16"/>
      <text:p text:style-name="P13">½ page</text:p>
      <text:list xml:id="list950517074" text:style-name="L1">
        <text:list-item>
          <text:p text:style-name="P25">Data: 5 marks</text:p>
        </text:list-item>
      </text:list>
      <text:p text:style-name="P40">Within this project, tweets from <text:span text:style-name="T79">a </text:span>user’s twitter page was gathered and seperated by gender, and <text:span text:style-name="T59">birth year. All of the data that was used in this project originated from PAN [7]. In order to obtain a representitive sample, it was ensured the dataset that was selected contained tweets that were gathered from USA, Australia, UK and Canada. Obtaining a large dataset that contained verified birth-year and <text:s/>gender tags for a series of text proved very challenging, however the data sourced in this project [7], was deemed suitable for the question proposed, as it contains 48,335 user profiles, with verified birth-year and gender tags, and the number of associated tweets contained with each profile are of significant length. 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of different ages may significantly vary when writing in different languages and further inferences could be gained from this information which could significantly improve the models used. Due to many people falsifying their age on social media [CITE] the majority of data that was collected from twitter was from users that were verified on twitter [CITE], all of the data was from celebrities, this ensured the data used to train the models was an accurate representation of text written by the associated age and gender. It is also noted that this data is from celebrities with fame ranging from rising, star and superstar, although the fame level is varied, this dataset is limited by only the tweets that celebrities post, and not how the average non-celebrity may tweet. Another limitation is the the fact that this textual data is only from users that have a twitter account, the models used have not been exposed to text outside of twitter, in addition to this, each tweet can have a maximum of 180 chars, which will influence how people write posts on twitter, and hence influence the classifiers used. </text:span></text:p>
      <text:p text:style-name="P14"/>
      <text:p text:style-name="P12">EDA</text:p>
      <text:p text:style-name="P38"><text:span text:style-name="T49">Here, exploratory data analysis has been carried out in order to discover and identify patterns, spot anomalies, check the class distribution and check any assumptions made by producing summary statistics and simple, easily intepretable graphs.</text:span></text:p>
      <text:p text:style-name="P38"/>
      <text:p text:style-name="P39"><text:soft-page-break/>Hist of Age<text:line-break/>BarPlot of Age</text:p>
      <text:p text:style-name="P39">Bar Plot of Gender</text:p>
      <text:p text:style-name="P28"/>
      <text:p text:style-name="P26"><text:span text:style-name="T68">Ethics</text:span> </text:p>
      <text:p text:style-name="P27"><text:span text:style-name="T78">Teenagers</text:span> have <text:span text:style-name="T78">now </text:span>started to use social media as their main means of communication [<text:span text:style-name="T76">1</text:span>1]. <text:span text:style-name="T77">Moreover a recent study of adolescents and mobile phones [12] ascertained 70% of 11-12 year olds in the UK now own a mobile phone, this figure is rising to 90% by age 14 [12]. As a result, child grooming has increased and the number of cases every year is on the rise. It is noted that this project could be used by people with bad intentions, by identifying ages/genders of users that wish to remain anonymous. For ecample some users may be young or do not wish to be targeted by certain adverts and by accurately predicting a user’s age and gender this information would not longer be anonymous, with this in mind, this classifier and any associated code will be distributed with caution.</text:span></text:p>
      <text:p text:style-name="P37"/>
      <text:p text:style-name="P37"/>
      <text:p text:style-name="P32"/>
      <text:list xml:id="list200208592407623" text:continue-numbering="true" text:style-name="L1">
        <text:list-item>
          <text:p text:style-name="P25">Methodology: 5 marks</text:p>
        </text:list-item>
      </text:list>
      <text:p text:style-name="P41">how does your approach work, how did you go about conducting the work and experiments </text:p>
      <text:p text:style-name="P9"/>
      <text:p text:style-name="P13">1 page</text:p>
      <text:list xml:id="list200209540844039" text:continue-numbering="true" text:style-name="L1">
        <text:list-item>
          <text:p text:style-name="P25">Results 5 marks <text:span text:style-name="T50">+ </text:span>Findings: 5 marks</text:p>
        </text:list-item>
      </text:list>
      <text:p text:style-name="P9"/>
      <text:p text:style-name="P35">Baseline</text:p>
      <text:p text:style-name="P9"/>
      <text:p text:style-name="P42"><text:span text:style-name="T84">Gender</text:span></text:p>
      <table:table table:name="Table1" table:style-name="Table1">
        <table:table-column table:style-name="Table1.A" table:number-columns-repeated="4"/>
        <table:table-column table:style-name="Table1.E"/>
        <table:table-row table:style-name="Table1.1">
          <table:table-cell table:style-name="Table1.A1" office:value-type="string">
            <text:p text:style-name="P46"><text:span text:style-name="T20"><text:s text:c="7"/></text:span><text:span text:style-name="T42"><text:s text:c="20"/></text:span><text:span text:style-name="T20"><text:s/></text:span><text:span text:style-name="T42"><text:s text:c="19"/></text:span></text:p>
          </table:table-cell>
          <table:table-cell table:style-name="Table1.A1" office:value-type="string">
            <text:p text:style-name="P44"><text:span text:style-name="T80">Precision</text:span></text:p>
          </table:table-cell>
          <table:table-cell table:style-name="Table1.A1" office:value-type="string">
            <text:p text:style-name="P44"><text:span text:style-name="T83">R</text:span><text:span text:style-name="T80">ecall</text:span></text:p>
          </table:table-cell>
          <table:table-cell table:style-name="Table1.A1" office:value-type="string">
            <text:p text:style-name="P44"><text:span text:style-name="T80">f1-score</text:span></text:p>
          </table:table-cell>
          <table:table-cell table:style-name="Table1.E1" office:value-type="string">
            <text:p text:style-name="P44"><text:span text:style-name="T80">support</text:span></text:p>
          </table:table-cell>
        </table:table-row>
        <table:table-row>
          <table:table-cell table:style-name="Table1.A2" office:value-type="string">
            <text:p text:style-name="P44"><text:span text:style-name="T80">female</text:span></text:p>
          </table:table-cell>
          <table:table-cell table:style-name="Table1.A2" office:value-type="string">
            <text:p text:style-name="P45"><text:span text:style-name="T81">0.47 <text:s/></text:span></text:p>
          </table:table-cell>
          <table:table-cell table:style-name="Table1.A2" office:value-type="string">
            <text:p text:style-name="P45"><text:span text:style-name="T81">0.66</text:span></text:p>
          </table:table-cell>
          <table:table-cell table:style-name="Table1.A2" office:value-type="string">
            <text:p text:style-name="P45"><text:span text:style-name="T81">0.54 <text:s/></text:span></text:p>
          </table:table-cell>
          <table:table-cell table:style-name="Table1.E2" office:value-type="string">
            <text:p text:style-name="P45"><text:span text:style-name="T81">183</text:span></text:p>
          </table:table-cell>
        </table:table-row>
        <table:table-row>
          <table:table-cell table:style-name="Table1.A2" office:value-type="string">
            <text:p text:style-name="P47"><text:span text:style-name="T80">male</text:span></text:p>
          </table:table-cell>
          <table:table-cell table:style-name="Table1.A2" office:value-type="string">
            <text:p text:style-name="P48"><text:span text:style-name="T81">0.54 </text:span></text:p>
          </table:table-cell>
          <table:table-cell table:style-name="Table1.A2" office:value-type="string">
            <text:p text:style-name="P48"><text:span text:style-name="T81">0.35 </text:span></text:p>
          </table:table-cell>
          <table:table-cell table:style-name="Table1.A2" office:value-type="string">
            <text:p text:style-name="P48"><text:span text:style-name="T81">0.42 <text:s text:c="3"/></text:span></text:p>
          </table:table-cell>
          <table:table-cell table:style-name="Table1.E2" office:value-type="string">
            <text:p text:style-name="P48"><text:span text:style-name="T81">212</text:span></text:p>
          </table:table-cell>
        </table:table-row>
      </table:table>
      <text:p text:style-name="P42"/>
      <text:p text:style-name="P36">Birth-Year</text:p>
      <text:p text:style-name="P43"/>
      <text:p text:style-name="P43"/>
      <text:p text:style-name="P43"/>
      <text:p text:style-name="P43">- Initially tried to create seperate classes of 5 year age group gaps, however this achieved an accuracy of 14%, so a regression model was experimented with.</text:p>
      <text:p text:style-name="P9"/>
      <text:p text:style-name="P9">present what your experiments produced, visualisation is important here, could also include error analysis.</text:p>
      <text:p text:style-name="P9"/>
      <text:p text:style-name="P9">what did you find through your work? How did this match up against others' work and your expectations?</text:p>
      <text:list xml:id="list200208708142397" text:continue-numbering="true" text:style-name="L1">
        <text:list-header>
          <text:p text:style-name="P25"/>
        </text:list-header>
        <text:list-item>
          <text:p text:style-name="P25">Conclusions and Future Work: what did you conclude from the work? What are the implications of your findings? Any limitations? What would you look at in the future? </text:p>
        </text:list-item>
      </text:list>
      <text:p text:style-name="P9"><text:soft-page-break/></text:p>
      <text:list xml:id="list200208292034204" text:continue-numbering="true" text:style-name="L1">
        <text:list-item>
          <text:p text:style-name="P25">Formatting, structure and language: 5 marks</text:p>
        </text:list-item>
        <text:list-item>
          <text:p text:style-name="P23">Reproducibility: 5 marks</text:p>
        </text:list-item>
      </text:list>
      <text:p text:style-name="Standard"/>
      <text:p text:style-name="Standard"/>
      <text:p text:style-name="Standard"/>
      <text:p text:style-name="Standard"/>
      <text:p text:style-name="P1">References</text:p>
      <text:p text:style-name="P1"/>
      <text:p text:style-name="P1"><text:span text:style-name="T3">[1] Santosh, K., Bansal, R., Shekhar, M. and Varma, V., 2013. Author profiling: Predicting age and gender from blogs. </text:span><text:span text:style-name="T43">Notebook for PAN at CLEF</text:span><text:span text:style-name="T3">, </text:span><text:span text:style-name="T43">2013</text:span><text:span text:style-name="T3">.</text:span></text:p>
      <text:p text:style-name="P5"/>
      <text:p text:style-name="P2"><text:span text:style-name="T4">[2] </text:span><text:span text:style-name="T3">Peersman, C., Daelemans, W. and Van Vaerenbergh, L., 2011, October. Predicting age and gender in online social networks. In </text:span><text:span text:style-name="T11">Proceedings of the 3rd international workshop on Search and mining user-generated contents</text:span><text:span text:style-name="T3"> (pp. 37-44). ACM.</text:span></text:p>
      <text:p text:style-name="P6"/>
      <text:p text:style-name="P3"><text:span text:style-name="T5">[3] </text:span><text:span text:style-name="T3">Thomson, R. and Murachver, T., 2001. Predicting gender from electronic discourse. </text:span><text:span text:style-name="T11">British Journal of Social Psychology</text:span><text:span text:style-name="T3">, </text:span><text:span text:style-name="T11">40</text:span><text:span text:style-name="T3">(2), pp.193-208.</text:span><text:span text:style-name="T5"> </text:span></text:p>
      <text:p text:style-name="P7"/>
      <text:p text:style-name="P4"><text:span text:style-name="T5">[</text:span><text:span text:style-name="T3">4] Fitzpatrick, Mary &amp; Mulac, Anthony &amp; Dindia, Kathryn. (1995). Gender-Preferential Language Use in Spouse and Stranger Interaction. Journal of Language and Social Psychology - J LANG SOC PSYCHOL. 14. 18-39. 10.1177/0261927X95141002. </text:span></text:p>
      <text:p text:style-name="P8"/>
      <text:p text:style-name="P4"><text:span text:style-name="T6">[5]</text:span><text:span text:style-name="T3"> <text:s/>Hannah, A., &amp; Murachver, T. (1999). Gender and Conversational Style as Predictors of Conversational Behavior. Journal of Language and Social Psychology, 18(2), 153–174. </text:span><text:a xlink:type="simple" xlink:href="https://doi.org/10.1177/0261927X99018002002" text:style-name="Internet_20_link" text:visited-style-name="Visited_20_Internet_20_Link">https://doi.org/10.1177/0261927X99018002002</text:a></text:p>
      <text:p text:style-name="P8"/>
      <text:p text:style-name="P17"><text:span text:style-name="T6">[6] </text:span><text:span text:style-name="T3">Zimmerman, D. H., and West, C., (1975) Sex roles, interruptions and silences in conversation Language and sex: Difference and dominance. pp: 105- 129. Stanford, CA: Stanford University Press.</text:span></text:p>
      <text:p text:style-name="P17"><text:span text:style-name="T3"/></text:p>
      <text:p text:style-name="P18"><text:bookmark text:name="js-reference-string-0"/><text:span text:style-name="T7">[7] </text:span><text:span text:style-name="T3">Pan.webis.de. (2019). </text:span><text:span text:style-name="T11">PAN @ CLEF 2019 - Celebrity Profiling</text:span><text:span text:style-name="T3">. [online] Available at: https://pan.webis.de/clef19/pan19-web/celebrity-profiling.html [Accessed 9 Apr. 2019].</text:span></text:p>
      <text:p text:style-name="P17"><text:span text:style-name="T3"/></text:p>
      <text:p text:style-name="P19"><text:span text:style-name="T8">[8] </text:span><text:span text:style-name="T3">Álvarez-Carmona, Miguel Á., et al. "Evaluating topic-based representations for author profiling in social media". Ibero-American Conference on Artificial Intelligence. Springer, Cham, 2016. p. 151-162.</text:span></text:p>
      <text:p text:style-name="P19"><text:span text:style-name="T8"/></text:p>
      <text:p text:style-name="P20"><text:span text:style-name="T8">[</text:span><text:span text:style-name="T3">9] Santosh, Kosgi &amp; Bansal, Romil &amp; Shekhar, Mihir &amp; Varma, Vasudeva. (2013). Author Profiling : Predicting Age and Gender from Blogs Notebook for PAN at CLEF 2013. </text:span></text:p>
      <text:p text:style-name="P20"><text:span text:style-name="T3"/></text:p>
      <text:p text:style-name="P21"><text:span text:style-name="T9">[10] </text:span><text:span text:style-name="T3">Cano, A.E., Fernandez, M. and Alani, H., 2014, November. Detecting child grooming behaviour patterns on social media. In </text:span><text:span text:style-name="T11">International conference on social informatics</text:span><text:span text:style-name="T3"> (pp. 412-427). Springer, Cham.</text:span></text:p>
      <text:p text:style-name="P21"><text:span text:style-name="T3"/></text:p>
      <text:p text:style-name="P22"><text:span text:style-name="T10">[11] </text:span><text:span text:style-name="T3">Australian Institute of Criminology (AIC). Children’s use of mobile phones. Technical report, GSMA, NTT DOCOMO (2013)</text:span></text:p>
      <text:p text:style-name="P22"><text:span text:style-name="T10"/></text:p>
      <text:p text:style-name="P22"><text:span text:style-name="T10">[12] </text:span><text:span text:style-name="T3">SCAMP Project. Study of cognition, adolescents and mobile phones (scamp). Technical report, Imperial College London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Times New Roman" svg:font-family="'Times New Roman'"/>
    <style:font-face style:name="medium-content-slab-serif-font" svg:font-family="medium-content-slab-serif-font, Georgia, Cambria, 'Times New Roman', Times, serif"/>
    <style:font-face style:name="monospace" svg:font-family="monospace"/>
    <style:font-face style:name="sans-serif" svg:font-family="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21:14:09.874131528</meta:creation-date>
    <meta:generator>LibreOffice/6.0.7.3$Linux_X86_64 LibreOffice_project/00m0$Build-3</meta:generator>
    <dc:date>2019-04-11T20:02:07.780958971</dc:date>
    <meta:editing-duration>P1DT16H1M49S</meta:editing-duration>
    <meta:editing-cycles>129</meta:editing-cycles>
    <meta:document-statistic meta:table-count="1" meta:image-count="0" meta:object-count="0" meta:page-count="4" meta:paragraph-count="59" meta:word-count="1813" meta:character-count="11140" meta:non-whitespace-character-count="9323"/>
  </office:meta>
</office:document-meta>
</file>